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4.00pt" fo:font-weight="normal" fo:font-family="'Segoe UI Symbol'" style:font-family-asian="'Segoe UI Symbol'" style:font-family-complex="'Segoe UI Symbol'" fo:background-color="transparent" style:use-window-font-color="true"/>
    </style:style>
    <style:style style:name="T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7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3.00pt" fo:font-weight="bold" fo:font-family="'Times New Roman'" style:font-family-asian="'Times New Roman'" style:font-family-complex="'Times New Roman'" fo:background-color="#ffffff" style:use-window-font-color="true"/>
    </style:style>
    <style:style style:name="T20" style:family="text">
      <style:text-properties fo:font-size="14.00pt" fo:font-weight="normal" fo:font-family="'Times New Roman'" style:font-family-asian="'Times New Roman'" style:font-family-complex="'Times New Roman'" fo:background-color="#ffffff" style:use-window-font-color="true"/>
    </style:style>
    <style:style style:name="T2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26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8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2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2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4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0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6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8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2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4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9" style:family="text">
      <style:text-properties fo:font-size="10.00pt" fo:font-weight="normal" fo:font-family="Consolas" style:font-family-asian="Consolas" style:font-family-complex="Consolas" fo:background-color="#ffffff" fo:color="#9e880d"/>
    </style:style>
    <style:style style:name="T7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72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4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7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7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0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8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8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8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8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8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9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9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9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94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9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9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9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9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99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0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02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03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0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06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07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0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0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1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11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1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1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1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15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1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1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18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11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20" style:family="text">
      <style:text-properties fo:font-size="10.00pt" fo:font-weight="normal" fo:font-family="Consolas" style:font-family-asian="Consolas" style:font-family-complex="Consolas" fo:background-color="#ffffff" fo:color="#1750eb"/>
    </style:style>
    <style:style style:name="T12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2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23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12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25" style:family="text">
      <style:text-properties fo:font-size="10.00pt" fo:font-weight="normal" fo:font-family="Consolas" style:font-family-asian="Consolas" style:font-family-complex="Consolas" fo:background-color="#ffffff" fo:color="#1750eb"/>
    </style:style>
    <style:style style:name="T12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2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2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2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3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3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32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3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34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3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3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3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38" style:family="text">
      <style:text-properties fo:font-size="10.00pt" fo:font-weight="normal" fo:font-family="Consolas" style:font-family-asian="Consolas" style:font-family-complex="Consolas" fo:background-color="#ffffff" fo:color="#9e880d"/>
    </style:style>
    <style:style style:name="T13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40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14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42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4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44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4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46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4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4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4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50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15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52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5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5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5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56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5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58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15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60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6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62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6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6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6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66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16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68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6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7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7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72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7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74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17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76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17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7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7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8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8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82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18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8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8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86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8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8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8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90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19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92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9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9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19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9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9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198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19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0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0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0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20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0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0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06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20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0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0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1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1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12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1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14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21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16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1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1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1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20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22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22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2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24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22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2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22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2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2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30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23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3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23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3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3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36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3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38" style:family="text">
      <style:text-properties fo:font-size="10.00pt" fo:font-weight="normal" fo:font-family="Consolas" style:font-family-asian="Consolas" style:font-family-complex="Consolas" fo:background-color="#ffffff" fo:color="#080808" fo:font-style="italic"/>
    </style:style>
    <style:style style:name="T23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40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24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42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24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4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4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46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24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4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4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5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5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52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5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54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25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56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5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58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25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6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6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6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26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6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6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66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26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6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6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70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27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72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7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7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7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76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27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78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27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80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28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82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8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84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28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86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8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8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8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90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29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92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29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9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9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96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29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29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29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0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0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02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30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04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30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06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0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08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30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1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1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12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1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14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31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16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31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1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1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20" style:family="text">
      <style:text-properties fo:font-size="10.00pt" fo:font-weight="normal" fo:font-family="Consolas" style:font-family-asian="Consolas" style:font-family-complex="Consolas" fo:background-color="#ffffff" fo:color="#080808" fo:font-style="italic"/>
    </style:style>
    <style:style style:name="T32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22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2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24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32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2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2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2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2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3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3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32" style:family="text">
      <style:text-properties fo:font-size="10.00pt" fo:font-weight="normal" fo:font-family="Consolas" style:font-family-asian="Consolas" style:font-family-complex="Consolas" fo:background-color="#ffffff" fo:color="#080808" fo:font-style="italic"/>
    </style:style>
    <style:style style:name="T33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34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3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36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33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3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3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40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34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42" style:family="text">
      <style:text-properties fo:font-size="10.00pt" fo:font-weight="normal" fo:font-family="Consolas" style:font-family-asian="Consolas" style:font-family-complex="Consolas" fo:background-color="#ffffff" fo:color="#8c8c8c" fo:font-style="italic"/>
    </style:style>
    <style:style style:name="T343" style:family="text">
      <style:text-properties fo:font-size="10.00pt" fo:font-weight="normal" fo:font-family="Consolas" style:font-family-asian="Consolas" style:font-family-complex="Consolas" fo:background-color="#ffffff" fo:color="#8c8c8c" fo:font-style="italic"/>
    </style:style>
    <style:style style:name="T344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45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34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47" style:family="text">
      <style:text-properties fo:font-size="10.00pt" fo:font-weight="normal" fo:font-family="Consolas" style:font-family-asian="Consolas" style:font-family-complex="Consolas" fo:background-color="#ffffff" fo:color="#1750eb"/>
    </style:style>
    <style:style style:name="T34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4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5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5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52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35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5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5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56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5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58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35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6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6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62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6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64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36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66" style:family="text">
      <style:text-properties fo:font-size="10.00pt" fo:font-weight="normal" fo:font-family="Consolas" style:font-family-asian="Consolas" style:font-family-complex="Consolas" fo:background-color="#ffffff" fo:color="#9e880d"/>
    </style:style>
    <style:style style:name="T36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68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36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70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7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7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73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37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75" style:family="text">
      <style:text-properties fo:font-size="10.00pt" fo:font-weight="normal" fo:font-family="Consolas" style:font-family-asian="Consolas" style:font-family-complex="Consolas" fo:background-color="#ffffff" fo:color="#8c8c8c" fo:font-style="italic"/>
    </style:style>
    <style:style style:name="T37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7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7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7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8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81" style:family="text">
      <style:text-properties fo:font-size="10.00pt" fo:font-weight="normal" fo:font-family="Consolas" style:font-family-asian="Consolas" style:font-family-complex="Consolas" fo:background-color="#ffffff" fo:color="#080808" fo:font-style="italic"/>
    </style:style>
    <style:style style:name="T38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8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8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8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8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8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8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89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39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9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39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9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9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9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39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97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39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399" style:family="text">
      <style:text-properties fo:font-size="10.00pt" fo:font-weight="normal" fo:font-family="Consolas" style:font-family-asian="Consolas" style:font-family-complex="Consolas" fo:background-color="#ffffff" fo:color="#8c8c8c" fo:font-style="italic"/>
    </style:style>
    <style:style style:name="T40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01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02" style:family="text">
      <style:text-properties fo:font-size="10.00pt" fo:font-weight="normal" fo:font-family="Consolas" style:font-family-asian="Consolas" style:font-family-complex="Consolas" fo:background-color="#ffffff" fo:color="#080808" fo:font-style="italic"/>
    </style:style>
    <style:style style:name="T40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04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0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06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40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08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40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10" style:family="text">
      <style:text-properties fo:font-size="10.00pt" fo:font-weight="normal" fo:font-family="Consolas" style:font-family-asian="Consolas" style:font-family-complex="Consolas" fo:background-color="#ffffff" fo:color="#9e880d"/>
    </style:style>
    <style:style style:name="T41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12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41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14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1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1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17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18" style:family="text">
      <style:text-properties fo:font-size="10.00pt" fo:font-weight="normal" fo:font-family="Consolas" style:font-family-asian="Consolas" style:font-family-complex="Consolas" fo:background-color="#ffffff" fo:color="#9e880d"/>
    </style:style>
    <style:style style:name="T41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2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2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2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2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2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25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42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2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2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29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43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3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3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3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43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35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43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3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3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39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44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4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4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43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44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45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44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4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4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49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45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5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5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53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45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55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45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5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5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59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46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6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6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63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46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65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46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6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6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6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7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71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47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73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47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7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7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77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47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79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48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8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8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8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8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85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48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87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48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8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9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91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49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93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49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9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9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9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49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499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50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01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50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0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0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05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50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0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0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0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1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11" style:family="text">
      <style:text-properties fo:font-size="10.00pt" fo:font-weight="normal" fo:font-family="Consolas" style:font-family-asian="Consolas" style:font-family-complex="Consolas" fo:background-color="#ffffff" fo:color="#080808" fo:font-style="italic"/>
    </style:style>
    <style:style style:name="T51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1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1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15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51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1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1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19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52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2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2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23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52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25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52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2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2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2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3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3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3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3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3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35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53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37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53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3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4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4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4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4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4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4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4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47" style:family="text">
      <style:text-properties fo:font-size="10.00pt" fo:font-weight="normal" fo:font-family="Consolas" style:font-family-asian="Consolas" style:font-family-complex="Consolas" fo:background-color="#ffffff" fo:color="#080808" fo:font-style="italic"/>
    </style:style>
    <style:style style:name="T54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4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5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51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55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53" style:family="text">
      <style:text-properties fo:font-size="10.00pt" fo:font-weight="normal" fo:font-family="Consolas" style:font-family-asian="Consolas" style:font-family-complex="Consolas" fo:background-color="#ffffff" fo:color="#067d17"/>
    </style:style>
    <style:style style:name="T55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5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5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5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5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5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6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6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6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6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6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6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6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6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6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6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7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71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57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73" style:family="text">
      <style:text-properties fo:font-size="10.00pt" fo:font-weight="normal" fo:font-family="Consolas" style:font-family-asian="Consolas" style:font-family-complex="Consolas" fo:background-color="#ffffff" fo:color="#1750eb"/>
    </style:style>
    <style:style style:name="T57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75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57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7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7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79" style:family="text">
      <style:text-properties fo:font-size="10.00pt" fo:font-weight="normal" fo:font-family="Consolas" style:font-family-asian="Consolas" style:font-family-complex="Consolas" fo:background-color="#ffffff" fo:color="#080808" fo:font-style="italic"/>
    </style:style>
    <style:style style:name="T58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8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8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8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8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8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8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87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588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8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9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9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92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93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94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9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9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59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59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599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00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0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0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0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0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05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06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0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08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0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1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11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12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13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61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15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16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17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61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19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20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21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62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2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24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25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62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2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28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29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63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31" style:family="text">
      <style:text-properties fo:font-size="10.00pt" fo:font-weight="normal" fo:font-family="Consolas" style:font-family-asian="Consolas" style:font-family-complex="Consolas" fo:background-color="#ffffff" fo:color="#9e880d"/>
    </style:style>
    <style:style style:name="T632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33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63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3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3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3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3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3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4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4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4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43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64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45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64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4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4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4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5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51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65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53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65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5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5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5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5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59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66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61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66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6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6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6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6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67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66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69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67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7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7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7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7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75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67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77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67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7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8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81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68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8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8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85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68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8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8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89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69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9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9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93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69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9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9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9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69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699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70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0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0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0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0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0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0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07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70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09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1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1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1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13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1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15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71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1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1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19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72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21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2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23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724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25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2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27" style:family="text">
      <style:text-properties fo:font-size="10.00pt" fo:font-weight="normal" fo:font-family="Consolas" style:font-family-asian="Consolas" style:font-family-complex="Consolas" fo:background-color="#ffffff" fo:color="#000000"/>
    </style:style>
    <style:style style:name="T72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29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73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31" style:family="text">
      <style:text-properties fo:font-size="10.00pt" fo:font-weight="normal" fo:font-family="Consolas" style:font-family-asian="Consolas" style:font-family-complex="Consolas" fo:background-color="#ffffff" fo:color="#871094"/>
    </style:style>
    <style:style style:name="T732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33" style:family="text">
      <style:text-properties fo:font-size="10.00pt" fo:font-weight="normal" fo:font-family="Consolas" style:font-family-asian="Consolas" style:font-family-complex="Consolas" fo:background-color="#ffffff" fo:color="#9e880d"/>
    </style:style>
    <style:style style:name="T734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735" style:family="text">
      <style:text-properties fo:font-size="10.00pt" fo:font-weight="normal" fo:font-family="Consolas" style:font-family-asian="Consolas" style:font-family-complex="Consolas" fo:background-color="#ffffff" fo:color="#00627a"/>
    </style:style>
    <style:style style:name="T736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37" style:family="text">
      <style:text-properties fo:font-size="10.00pt" fo:font-weight="normal" fo:font-family="Consolas" style:font-family-asian="Consolas" style:font-family-complex="Consolas" fo:background-color="#ffffff" fo:color="#0033b3"/>
    </style:style>
    <style:style style:name="T738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39" style:family="text">
      <style:text-properties fo:font-size="10.00pt" fo:font-weight="normal" fo:font-family="Consolas" style:font-family-asian="Consolas" style:font-family-complex="Consolas" fo:background-color="#ffffff" fo:color="#871094" fo:font-style="italic"/>
    </style:style>
    <style:style style:name="T740" style:family="text">
      <style:text-properties fo:font-size="10.00pt" fo:font-weight="normal" fo:font-family="Consolas" style:font-family-asian="Consolas" style:font-family-complex="Consolas" fo:background-color="#ffffff" fo:color="#080808"/>
    </style:style>
    <style:style style:name="T7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2" style:family="text">
      <style:text-properties fo:font-size="14.00pt" fo:font-weight="bold" fo:font-family="'Times New Roman'" style:font-family-asian="'Times New Roman'" style:font-family-complex="'Times New Roman'" fo:background-color="#ffffff" style:use-window-font-color="true"/>
    </style:style>
    <style:style style:name="T74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4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50.00%" fo:text-align="center"/>
    </style:style>
    <style:style style:name="P2" style:family="paragraph">
      <style:paragraph-properties fo:line-height="150.00%" fo:text-align="center" fo:margin-bottom="6.00pt"/>
    </style:style>
    <style:style style:name="P3" style:family="paragraph">
      <style:paragraph-properties fo:line-height="150.00%" fo:text-align="right" fo:margin-bottom="10.00pt"/>
    </style:style>
    <style:style style:name="P4" style:family="paragraph">
      <style:paragraph-properties fo:line-height="150.00%" fo:text-align="right" fo:margin-bottom="6.00pt"/>
    </style:style>
    <style:style style:name="P5" style:family="paragraph">
      <style:paragraph-properties fo:line-height="150.00%" fo:text-align="center" fo:margin-bottom="6.00pt"/>
    </style:style>
    <style:style style:name="P6" style:family="paragraph">
      <style:paragraph-properties fo:line-height="150.00%" fo:text-align="left" fo:margin-bottom="6.00pt"/>
    </style:style>
    <style:style style:name="P7" style:family="paragraph">
      <style:paragraph-properties fo:line-height="100.00%" fo:text-align="justify" fo:margin-bottom="12.00pt"/>
    </style:style>
    <text:list-style style:name="L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" style:family="paragraph">
      <style:paragraph-properties fo:line-height="150.00%" fo:text-align="justify" fo:margin-bottom="12.00pt"/>
    </style:style>
    <style:style style:name="P9" style:family="paragraph">
      <style:paragraph-properties fo:line-height="150.00%" fo:text-align="left"/>
    </style:style>
    <style:style style:name="P10" style:family="paragraph">
      <style:paragraph-properties fo:line-height="150.00%" fo:text-align="center"/>
    </style:style>
    <style:style style:name="P11" style:family="paragraph">
      <style:paragraph-properties fo:line-height="150.00%" fo:text-align="left"/>
    </style:style>
    <style:style style:name="P12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13" style:family="paragraph">
      <style:paragraph-properties fo:line-height="150.00%" fo:text-align="left"/>
    </style:style>
    <style:style style:name="P14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15" style:family="paragraph">
      <style:paragraph-properties fo:line-height="150.00%" fo:text-align="left" fo:margin-bottom="6.00pt"/>
    </style:style>
  </office:automatic-styles>
  <office:body>
    <office:text>
      <text:p text:style-name="P1"><text:span text:style-name="T1">МІНІСТЕРСТВО ОСВІТИ І НАУКИ УКРАЇНИ</text:span></text:p>
      <text:p text:style-name="P1"><text:span text:style-name="T1">НАЦІОНАЛЬНИЙ ПОЛІТЕХНІЧНИЙ УНІВЕРСИТЕТ</text:span></text:p>
      <text:p text:style-name="P1"><text:span text:style-name="T1">Інститут комп'ютерних систем</text:span></text:p>
      <text:p text:style-name="P2"><text:span text:style-name="T1">Кафедра інформаційних систем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3">Лабораторна робота<text:s/></text:span><text:span text:style-name="T4">№</text:span><text:span text:style-name="T5">2</text:span></text:p>
      <text:p text:style-name="P2"><text:span text:style-name="T6"><text:s/></text:span><text:span text:style-name="T7">За дисципліною:<text:s/></text:span><text:span text:style-name="T8">«</text:span><text:span text:style-name="T9">Програмування мобільних пристроїв</text:span><text:span text:style-name="T10">»</text:span></text:p>
      <text:p text:style-name="P2"><text:span text:style-name="T10"><text:s/></text:span><text:span text:style-name="T11">Тема:<text:s/></text:span><text:span text:style-name="T12">«</text:span><text:span text:style-name="T13">Робота з декількома Activity. Явні і неявні наміри</text:span><text:span text:style-name="T14">»</text:span></text:p>
      <text:p text:style-name="P2"><text:span text:style-name="T15"/></text:p>
      <text:p text:style-name="P2"><text:span text:style-name="T15"/></text:p>
      <text:p text:style-name="P3"><text:span text:style-name="T16">Виконав:</text:span></text:p>
      <text:p text:style-name="P3"><text:span text:style-name="T16">Студент группы АІ-181</text:span></text:p>
      <text:p text:style-name="P3"><text:span text:style-name="T16">Аврамов В.Д.</text:span></text:p>
      <text:p text:style-name="P3"><text:span text:style-name="T16">Перевірив: </text:span></text:p>
      <text:p text:style-name="P4"><text:span text:style-name="T16">Смик С. Ю.</text:span></text:p>
      <text:p text:style-name="P5"><text:span text:style-name="T16"/></text:p>
      <text:p text:style-name="P5"><text:span text:style-name="T16">Одеса 2021</text:span></text:p>
      <text:p text:style-name="P6"><text:span text:style-name="T17"><text:s/></text:span><text:span text:style-name="T18">Тема: Робота з декількома Activity. Явні і неявні наміри.</text:span></text:p>
      <text:p text:style-name="P7"><text:span text:style-name="T19">Ціль роботи: </text:span></text:p>
      <text:list text:style-name="L8">
        <text:list-item>
          <text:p text:style-name="P8"><text:span text:style-name="T20">розібратися з файлом маніфесту і його роллю в Android-додатку;</text:span></text:p>
        </text:list-item>
        <text:list-item>
          <text:p text:style-name="P8"><text:span text:style-name="T20">ознайомитися зі створенням Activity та аспектами його роботи;</text:span></text:p>
        </text:list-item>
        <text:list-item>
          <text:p text:style-name="P8"><text:span text:style-name="T20">розробити додаток з декількома Activity;</text:span></text:p>
        </text:list-item>
        <text:list-item>
          <text:p text:style-name="P8"><text:span text:style-name="T20">ознайомитися з поняттям стека Activity;</text:span></text:p>
        </text:list-item>
        <text:list-item>
          <text:p text:style-name="P8"><text:span text:style-name="T20">вивчити механізм намірів (Intent) для взаємодії з компонентами додатків;</text:span></text:p>
        </text:list-item>
        <text:list-item>
          <text:p text:style-name="P8"><text:span text:style-name="T21">ознайомитися з поняттям явних і неявних намірів, вивчити сценарії їх використання. </text:span></text:p>
        </text:list-item>
      </text:list>
      <text:p text:style-name="P9"><text:span text:style-name="T22"><text:s/></text:span></text:p>
      <text:p text:style-name="P9"><text:span text:style-name="T23"/></text:p>
      <text:p text:style-name="P10"><text:span text:style-name="T24">Хід роботи:</text:span></text:p>
      <text:p text:style-name="P11"><text:span text:style-name="T24">Код програми:</text:span></text:p>
      <text:p text:style-name="P11"><text:span text:style-name="T24">Файл MainActivity.java</text:span></text:p>
      <text:p text:style-name="P12"><text:span text:style-name="T25">package<text:s/></text:span><text:span text:style-name="T26">ua.opu.activities</text:span><text:span text:style-name="T27">;<text:line-break/><text:line-break/></text:span><text:span text:style-name="T28">import<text:s/></text:span><text:span text:style-name="T29">android.Manifest</text:span><text:span text:style-name="T30">;<text:line-break/></text:span><text:span text:style-name="T31">import<text:s/></text:span><text:span text:style-name="T32">android.content.ActivityNotFoundException</text:span><text:span text:style-name="T33">;<text:line-break/></text:span><text:span text:style-name="T34">import<text:s/></text:span><text:span text:style-name="T35">android.content.Intent</text:span><text:span text:style-name="T36">;<text:line-break/></text:span><text:span text:style-name="T37">import<text:s/></text:span><text:span text:style-name="T38">android.content.pm.PackageManager</text:span><text:span text:style-name="T39">;<text:line-break/></text:span><text:span text:style-name="T40">import<text:s/></text:span><text:span text:style-name="T41">android.graphics.Bitmap</text:span><text:span text:style-name="T42">;<text:line-break/></text:span><text:span text:style-name="T43">import<text:s/></text:span><text:span text:style-name="T44">android.net.Uri</text:span><text:span text:style-name="T45">;<text:line-break/></text:span><text:span text:style-name="T46">import<text:s/></text:span><text:span text:style-name="T47">android.os.Bundle</text:span><text:span text:style-name="T48">;<text:line-break/></text:span><text:span text:style-name="T49">import<text:s/></text:span><text:span text:style-name="T50">android.os.Environment</text:span><text:span text:style-name="T51">;<text:line-break/></text:span><text:span text:style-name="T52">import<text:s/></text:span><text:span text:style-name="T53">android.provider.MediaStore</text:span><text:span text:style-name="T54">;<text:line-break/></text:span><text:span text:style-name="T55">import<text:s/></text:span><text:span text:style-name="T56">android.widget.Button</text:span><text:span text:style-name="T57">;<text:line-break/></text:span><text:span text:style-name="T58">import<text:s/></text:span><text:span text:style-name="T59">android.widget.ImageView</text:span><text:span text:style-name="T60">;<text:line-break/></text:span><text:span text:style-name="T61">import<text:s/></text:span><text:span text:style-name="T62">android.widget.TextView</text:span><text:span text:style-name="T63">;<text:line-break/></text:span><text:span text:style-name="T64">import<text:s/></text:span><text:span text:style-name="T65">android.widget.Toast</text:span><text:span text:style-name="T66">;<text:line-break/><text:line-break/></text:span><text:span text:style-name="T67">import<text:s/></text:span><text:span text:style-name="T68">androidx.annotation.</text:span><text:span text:style-name="T69">Nullable</text:span><text:span text:style-name="T70">;<text:line-break/></text:span><text:span text:style-name="T71">import<text:s/></text:span><text:span text:style-name="T72">androidx.appcompat.app.AppCompatActivity</text:span><text:span text:style-name="T73">;<text:line-break/></text:span><text:span text:style-name="T74">import<text:s/></text:span><text:span text:style-name="T75">androidx.core.app.ActivityCompat</text:span><text:span text:style-name="T76">;<text:line-break/><text:line-break/></text:span><text:span text:style-name="T77">import<text:s/></text:span><text:span text:style-name="T78">java.io.File</text:span><text:span text:style-name="T79">;<text:line-break/></text:span><text:span text:style-name="T80">import<text:s/></text:span><text:span text:style-name="T81">java.io.FileOutputStream</text:span><text:span text:style-name="T82">;<text:line-break/></text:span><text:span text:style-name="T83">import<text:s/></text:span><text:span text:style-name="T84">java.io.IOException</text:span><text:span text:style-name="T85">;<text:line-break/></text:span><text:span text:style-name="T86">import<text:s/></text:span><text:span text:style-name="T87">java.util.HashMap</text:span><text:span text:style-name="T88">;<text:line-break/></text:span><text:span text:style-name="T89">import<text:s/></text:span><text:span text:style-name="T90">java.util.Map</text:span><text:span text:style-name="T91">;<text:line-break/><text:line-break/></text:span><text:span text:style-name="T92">public class<text:s/></text:span><text:span text:style-name="T93">MainActivity<text:s/></text:span><text:span text:style-name="T94">extends<text:s/></text:span><text:span text:style-name="T95">AppCompatActivity<text:s/></text:span><text:span text:style-name="T96">{<text:line-break/><text:line-break/><text:s text:c="4"/></text:span><text:span text:style-name="T97">private<text:s/></text:span><text:span text:style-name="T98">Uri<text:s/></text:span><text:span text:style-name="T99">imageUri</text:span><text:span text:style-name="T100">;<text:line-break/><text:line-break/><text:s text:c="4"/></text:span><text:span text:style-name="T101">private<text:s/></text:span><text:span text:style-name="T102">ImageView<text:s/></text:span><text:span text:style-name="T103">mImageView</text:span><text:span text:style-name="T104">;<text:line-break/><text:line-break/><text:s text:c="4"/></text:span><text:span text:style-name="T105">private<text:s/></text:span><text:span text:style-name="T106">TextView<text:s/></text:span><text:span text:style-name="T107">mEmailField</text:span><text:span text:style-name="T108">;<text:line-break/><text:s text:c="4"/></text:span><text:span text:style-name="T109">private<text:s/></text:span><text:span text:style-name="T110">TextView<text:s/></text:span><text:span text:style-name="T111">mSubjectField</text:span><text:span text:style-name="T112">;<text:line-break/><text:s text:c="4"/></text:span><text:span text:style-name="T113">private<text:s/></text:span><text:span text:style-name="T114">TextView<text:s/></text:span><text:span text:style-name="T115">mMessageField</text:span><text:span text:style-name="T116">;<text:line-break/><text:s text:c="4"/></text:span><text:span text:style-name="T117">private static final int<text:s/></text:span><text:span text:style-name="T118">SECOND_ACTIVITY_REQUEST_CODE<text:s/></text:span><text:span text:style-name="T119">=<text:s/></text:span><text:span text:style-name="T120">9999</text:span><text:span text:style-name="T121">;<text:line-break/><text:s text:c="4"/></text:span><text:span text:style-name="T122">private static final int<text:s/></text:span><text:span text:style-name="T123">REQUEST_IMAGE_CAPTURE<text:s/></text:span><text:span text:style-name="T124">=<text:s/></text:span><text:span text:style-name="T125">1000</text:span><text:span text:style-name="T126">;<text:line-break/><text:s text:c="4"/></text:span><text:span text:style-name="T127">private final<text:s/></text:span><text:span text:style-name="T128">Map</text:span><text:span text:style-name="T129">&lt;</text:span><text:span text:style-name="T130">String</text:span><text:span text:style-name="T131">,<text:s/></text:span><text:span text:style-name="T132">String</text:span><text:span text:style-name="T133">&gt;<text:s/></text:span><text:span text:style-name="T134">map<text:s/></text:span><text:span text:style-name="T135">=<text:s/></text:span><text:span text:style-name="T136">new<text:s/></text:span><text:span text:style-name="T137">HashMap&lt;&gt;();<text:line-break/><text:line-break/><text:s text:c="4"/></text:span><text:span text:style-name="T138">@Override<text:line-break/><text:s text:c="4"/></text:span><text:span text:style-name="T139">protected void<text:s/></text:span><text:span text:style-name="T140">onCreate</text:span><text:span text:style-name="T141">(</text:span><text:span text:style-name="T142">Bundle<text:s/></text:span><text:span text:style-name="T143">savedInstanceState) {<text:line-break/><text:s text:c="8"/></text:span><text:span text:style-name="T144">super</text:span><text:span text:style-name="T145">.onCreate(savedInstanceState);<text:line-break/><text:s text:c="8"/>setContentView(</text:span><text:span text:style-name="T146">R</text:span><text:span text:style-name="T147">.</text:span><text:span text:style-name="T148">layout</text:span><text:span text:style-name="T149">.</text:span><text:span text:style-name="T150">activity_main</text:span><text:span text:style-name="T151">);<text:line-break/><text:line-break/><text:s text:c="8"/></text:span><text:span text:style-name="T152">mImageView<text:s/></text:span><text:span text:style-name="T153">= findViewById(</text:span><text:span text:style-name="T154">R</text:span><text:span text:style-name="T155">.</text:span><text:span text:style-name="T156">id</text:span><text:span text:style-name="T157">.</text:span><text:span text:style-name="T158">camera_image</text:span><text:span text:style-name="T159">);<text:line-break/><text:line-break/><text:s text:c="8"/></text:span><text:span text:style-name="T160">mEmailField<text:s/></text:span><text:span text:style-name="T161">= findViewById(</text:span><text:span text:style-name="T162">R</text:span><text:span text:style-name="T163">.</text:span><text:span text:style-name="T164">id</text:span><text:span text:style-name="T165">.</text:span><text:span text:style-name="T166">textview_to</text:span><text:span text:style-name="T167">);<text:line-break/><text:s text:c="8"/></text:span><text:span text:style-name="T168">mSubjectField<text:s/></text:span><text:span text:style-name="T169">= findViewById(</text:span><text:span text:style-name="T170">R</text:span><text:span text:style-name="T171">.</text:span><text:span text:style-name="T172">id</text:span><text:span text:style-name="T173">.</text:span><text:span text:style-name="T174">textview_subject</text:span><text:span text:style-name="T175">);<text:line-break/><text:s text:c="8"/></text:span><text:span text:style-name="T176">mMessageField<text:s/></text:span><text:span text:style-name="T177">= findViewById(</text:span><text:span text:style-name="T178">R</text:span><text:span text:style-name="T179">.</text:span><text:span text:style-name="T180">id</text:span><text:span text:style-name="T181">.</text:span><text:span text:style-name="T182">textview_message</text:span><text:span text:style-name="T183">);<text:line-break/><text:line-break/><text:s text:c="8"/></text:span><text:span text:style-name="T184">Button mDetailsButton<text:s/></text:span><text:span text:style-name="T185">= findViewById(</text:span><text:span text:style-name="T186">R</text:span><text:span text:style-name="T187">.</text:span><text:span text:style-name="T188">id</text:span><text:span text:style-name="T189">.</text:span><text:span text:style-name="T190">button_details</text:span><text:span text:style-name="T191">);<text:line-break/><text:s text:c="8"/></text:span><text:span text:style-name="T192">mDetailsButton</text:span><text:span text:style-name="T193">.setOnClickListener(v -&gt; {<text:line-break/><text:s text:c="12"/></text:span><text:span text:style-name="T194">Intent i<text:s/></text:span><text:span text:style-name="T195">=<text:s/></text:span><text:span text:style-name="T196">new<text:s/></text:span><text:span text:style-name="T197">Intent(</text:span><text:span text:style-name="T198">this</text:span><text:span text:style-name="T199">,<text:s/></text:span><text:span text:style-name="T200">SecondActivity</text:span><text:span text:style-name="T201">.</text:span><text:span text:style-name="T202">class</text:span><text:span text:style-name="T203">);<text:line-break/><text:s text:c="12"/>startActivityForResult(</text:span><text:span text:style-name="T204">i</text:span><text:span text:style-name="T205">,<text:s/></text:span><text:span text:style-name="T206">SECOND_ACTIVITY_REQUEST_CODE</text:span><text:span text:style-name="T207">);<text:line-break/><text:s text:c="8"/>});<text:line-break/><text:line-break/><text:line-break/><text:s text:c="8"/></text:span><text:span text:style-name="T208">Button mCameraButton<text:s/></text:span><text:span text:style-name="T209">= findViewById(</text:span><text:span text:style-name="T210">R</text:span><text:span text:style-name="T211">.</text:span><text:span text:style-name="T212">id</text:span><text:span text:style-name="T213">.</text:span><text:span text:style-name="T214">button_camera</text:span><text:span text:style-name="T215">);<text:line-break/><text:s text:c="8"/></text:span><text:span text:style-name="T216">mCameraButton</text:span><text:span text:style-name="T217">.setOnClickListener(v -&gt; {<text:line-break/><text:s text:c="12"/></text:span><text:span text:style-name="T218">Intent takePictureIntent<text:s/></text:span><text:span text:style-name="T219">=<text:s/></text:span><text:span text:style-name="T220">new<text:s/></text:span><text:span text:style-name="T221">Intent(</text:span><text:span text:style-name="T222">MediaStore</text:span><text:span text:style-name="T223">.</text:span><text:span text:style-name="T224">ACTION_IMAGE_CAPTURE</text:span><text:span text:style-name="T225">);<text:line-break/><text:s text:c="12"/></text:span><text:span text:style-name="T226">try<text:s/></text:span><text:span text:style-name="T227">{<text:line-break/><text:s text:c="16"/>startActivityForResult(</text:span><text:span text:style-name="T228">takePictureIntent</text:span><text:span text:style-name="T229">,<text:s/></text:span><text:span text:style-name="T230">REQUEST_IMAGE_CAPTURE</text:span><text:span text:style-name="T231">);<text:line-break/><text:s text:c="12"/>}<text:s/></text:span><text:span text:style-name="T232">catch<text:s/></text:span><text:span text:style-name="T233">(</text:span><text:span text:style-name="T234">ActivityNotFoundException<text:s/></text:span><text:span text:style-name="T235">e) {<text:line-break/><text:s text:c="16"/></text:span><text:span text:style-name="T236">Toast</text:span><text:span text:style-name="T237">.</text:span><text:span text:style-name="T238">makeText</text:span><text:span text:style-name="T239">(</text:span><text:span text:style-name="T240">this</text:span><text:span text:style-name="T241">,<text:s/></text:span><text:span text:style-name="T242">"Error while trying to open camera app"</text:span><text:span text:style-name="T243">,<text:s/></text:span><text:span text:style-name="T244">Toast</text:span><text:span text:style-name="T245">.</text:span><text:span text:style-name="T246">LENGTH_SHORT</text:span><text:span text:style-name="T247">).show();<text:line-break/><text:s text:c="12"/>}<text:line-break/><text:s text:c="8"/>});<text:line-break/><text:line-break/><text:s text:c="8"/></text:span><text:span text:style-name="T248">Button mSendButton<text:s/></text:span><text:span text:style-name="T249">= findViewById(</text:span><text:span text:style-name="T250">R</text:span><text:span text:style-name="T251">.</text:span><text:span text:style-name="T252">id</text:span><text:span text:style-name="T253">.</text:span><text:span text:style-name="T254">button_send</text:span><text:span text:style-name="T255">);<text:line-break/><text:s text:c="8"/></text:span><text:span text:style-name="T256">mSendButton</text:span><text:span text:style-name="T257">.setOnClickListener(v -&gt; {<text:line-break/><text:s text:c="12"/></text:span><text:span text:style-name="T258">try<text:s/></text:span><text:span text:style-name="T259">{<text:line-break/><text:s text:c="16"/></text:span><text:span text:style-name="T260">Intent mail<text:s/></text:span><text:span text:style-name="T261">=<text:s/></text:span><text:span text:style-name="T262">new<text:s/></text:span><text:span text:style-name="T263">Intent(</text:span><text:span text:style-name="T264">Intent</text:span><text:span text:style-name="T265">.</text:span><text:span text:style-name="T266">ACTION_SEND</text:span><text:span text:style-name="T267">);<text:line-break/><text:s text:c="16"/></text:span><text:span text:style-name="T268">mail</text:span><text:span text:style-name="T269">.setType(</text:span><text:span text:style-name="T270">"message/rfc822"</text:span><text:span text:style-name="T271">);<text:line-break/><text:s text:c="16"/></text:span><text:span text:style-name="T272">mail</text:span><text:span text:style-name="T273">.putExtra(</text:span><text:span text:style-name="T274">Intent</text:span><text:span text:style-name="T275">.</text:span><text:span text:style-name="T276">EXTRA_EMAIL</text:span><text:span text:style-name="T277">,<text:s/></text:span><text:span text:style-name="T278">new<text:s/></text:span><text:span text:style-name="T279">String[]{</text:span><text:span text:style-name="T280">map</text:span><text:span text:style-name="T281">.get(</text:span><text:span text:style-name="T282">Intent</text:span><text:span text:style-name="T283">.</text:span><text:span text:style-name="T284">EXTRA_EMAIL</text:span><text:span text:style-name="T285">)});<text:line-break/><text:s text:c="16"/></text:span><text:span text:style-name="T286">mail</text:span><text:span text:style-name="T287">.putExtra(</text:span><text:span text:style-name="T288">Intent</text:span><text:span text:style-name="T289">.</text:span><text:span text:style-name="T290">EXTRA_SUBJECT</text:span><text:span text:style-name="T291">,<text:s/></text:span><text:span text:style-name="T292">map</text:span><text:span text:style-name="T293">.get(</text:span><text:span text:style-name="T294">Intent</text:span><text:span text:style-name="T295">.</text:span><text:span text:style-name="T296">EXTRA_SUBJECT</text:span><text:span text:style-name="T297">));<text:line-break/><text:s text:c="16"/></text:span><text:span text:style-name="T298">mail</text:span><text:span text:style-name="T299">.putExtra(</text:span><text:span text:style-name="T300">Intent</text:span><text:span text:style-name="T301">.</text:span><text:span text:style-name="T302">EXTRA_TEXT</text:span><text:span text:style-name="T303">,<text:s/></text:span><text:span text:style-name="T304">map</text:span><text:span text:style-name="T305">.get(</text:span><text:span text:style-name="T306">Intent</text:span><text:span text:style-name="T307">.</text:span><text:span text:style-name="T308">EXTRA_TEXT</text:span><text:span text:style-name="T309">));<text:line-break/><text:s text:c="16"/></text:span><text:span text:style-name="T310">mail</text:span><text:span text:style-name="T311">.putExtra(</text:span><text:span text:style-name="T312">Intent</text:span><text:span text:style-name="T313">.</text:span><text:span text:style-name="T314">EXTRA_STREAM</text:span><text:span text:style-name="T315">,<text:s/></text:span><text:span text:style-name="T316">imageUri</text:span><text:span text:style-name="T317">);<text:line-break/><text:line-break/><text:s text:c="16"/>startActivity(</text:span><text:span text:style-name="T318">Intent</text:span><text:span text:style-name="T319">.</text:span><text:span text:style-name="T320">createChooser</text:span><text:span text:style-name="T321">(</text:span><text:span text:style-name="T322">mail</text:span><text:span text:style-name="T323">,<text:s/></text:span><text:span text:style-name="T324">"Choose email client"</text:span><text:span text:style-name="T325">));<text:line-break/><text:s text:c="12"/>}<text:s/></text:span><text:span text:style-name="T326">catch<text:s/></text:span><text:span text:style-name="T327">(</text:span><text:span text:style-name="T328">android.content.ActivityNotFoundException<text:s/></text:span><text:span text:style-name="T329">ex) {<text:line-break/><text:s text:c="16"/></text:span><text:span text:style-name="T330">Toast</text:span><text:span text:style-name="T331">.</text:span><text:span text:style-name="T332">makeText</text:span><text:span text:style-name="T333">(</text:span><text:span text:style-name="T334">this</text:span><text:span text:style-name="T335">,<text:s/></text:span><text:span text:style-name="T336">"There are no email clients installed"</text:span><text:span text:style-name="T337">,<text:s/></text:span><text:span text:style-name="T338">Toast</text:span><text:span text:style-name="T339">.</text:span><text:span text:style-name="T340">LENGTH_SHORT</text:span><text:span text:style-name="T341">).show();<text:line-break/><text:s text:c="12"/>}<text:line-break/><text:s text:c="8"/>});<text:line-break/><text:s text:c="4"/>}<text:line-break/><text:line-break/><text:s text:c="4"/></text:span><text:span text:style-name="T342">// region<text:s/></text:span><text:span text:style-name="T343">Код для системы разрешений<text:line-break/><text:line-break/><text:s text:c="4"/></text:span><text:span text:style-name="T344">private static final int<text:s/></text:span><text:span text:style-name="T345">REQUEST_EXTERNAL_STORAGE<text:s/></text:span><text:span text:style-name="T346">=<text:s/></text:span><text:span text:style-name="T347">1</text:span><text:span text:style-name="T348">;<text:line-break/><text:s text:c="4"/></text:span><text:span text:style-name="T349">private static final<text:s/></text:span><text:span text:style-name="T350">String</text:span><text:span text:style-name="T351">[]<text:s/></text:span><text:span text:style-name="T352">PERMISSIONS_STORAGE<text:s/></text:span><text:span text:style-name="T353">= {<text:line-break/><text:s text:c="12"/></text:span><text:span text:style-name="T354">Manifest</text:span><text:span text:style-name="T355">.</text:span><text:span text:style-name="T356">permission</text:span><text:span text:style-name="T357">.</text:span><text:span text:style-name="T358">READ_EXTERNAL_STORAGE</text:span><text:span text:style-name="T359">,<text:line-break/><text:s text:c="12"/></text:span><text:span text:style-name="T360">Manifest</text:span><text:span text:style-name="T361">.</text:span><text:span text:style-name="T362">permission</text:span><text:span text:style-name="T363">.</text:span><text:span text:style-name="T364">WRITE_EXTERNAL_STORAGE<text:line-break/><text:s text:c="4"/></text:span><text:span text:style-name="T365">};<text:line-break/><text:line-break/><text:s text:c="4"/></text:span><text:span text:style-name="T366">@Override<text:line-break/><text:s text:c="4"/></text:span><text:span text:style-name="T367">protected void<text:s/></text:span><text:span text:style-name="T368">onStart</text:span><text:span text:style-name="T369">() {<text:line-break/><text:s text:c="8"/></text:span><text:span text:style-name="T370">super</text:span><text:span text:style-name="T371">.onStart();<text:line-break/><text:line-break/><text:s text:c="8"/>verifyStoragePermissions();<text:line-break/><text:s text:c="4"/>}<text:line-break/><text:line-break/><text:s text:c="4"/></text:span><text:span text:style-name="T372">public void<text:s/></text:span><text:span text:style-name="T373">verifyStoragePermissions</text:span><text:span text:style-name="T374">() {<text:line-break/><text:s text:c="8"/></text:span><text:span text:style-name="T375">// Проверяем наличие разрешения на запись во внешнее хранилище<text:line-break/><text:s text:c="8"/></text:span><text:span text:style-name="T376">int<text:s/></text:span><text:span text:style-name="T377">permission<text:s/></text:span><text:span text:style-name="T378">=<text:s/></text:span><text:span text:style-name="T379">ActivityCompat</text:span><text:span text:style-name="T380">.</text:span><text:span text:style-name="T381">checkSelfPermission</text:span><text:span text:style-name="T382">(</text:span><text:span text:style-name="T383">this</text:span><text:span text:style-name="T384">,<text:s/></text:span><text:span text:style-name="T385">Manifest</text:span><text:span text:style-name="T386">.</text:span><text:span text:style-name="T387">permission</text:span><text:span text:style-name="T388">.</text:span><text:span text:style-name="T389">WRITE_EXTERNAL_STORAGE</text:span><text:span text:style-name="T390">);<text:line-break/><text:line-break/><text:s text:c="8"/></text:span><text:span text:style-name="T391">if<text:s/></text:span><text:span text:style-name="T392">(</text:span><text:span text:style-name="T393">permission<text:s/></text:span><text:span text:style-name="T394">!=<text:s/></text:span><text:span text:style-name="T395">PackageManager</text:span><text:span text:style-name="T396">.</text:span><text:span text:style-name="T397">PERMISSION_GRANTED</text:span><text:span text:style-name="T398">) {<text:line-break/><text:s text:c="12"/></text:span><text:span text:style-name="T399">// Запрашиваем разрешение у пользователя<text:line-break/><text:s text:c="12"/></text:span><text:span text:style-name="T400">ActivityCompat</text:span><text:span text:style-name="T401">.</text:span><text:span text:style-name="T402">requestPermissions</text:span><text:span text:style-name="T403">(<text:line-break/><text:s text:c="20"/></text:span><text:span text:style-name="T404">this</text:span><text:span text:style-name="T405">,<text:line-break/><text:s text:c="20"/></text:span><text:span text:style-name="T406">PERMISSIONS_STORAGE</text:span><text:span text:style-name="T407">,<text:line-break/><text:s text:c="20"/></text:span><text:span text:style-name="T408">REQUEST_EXTERNAL_STORAGE<text:line-break/><text:s text:c="12"/></text:span><text:span text:style-name="T409">);<text:line-break/><text:s text:c="8"/>}<text:line-break/><text:s text:c="4"/>}<text:line-break/><text:line-break/><text:s text:c="4"/></text:span><text:span text:style-name="T410">@Override<text:line-break/><text:s text:c="4"/></text:span><text:span text:style-name="T411">protected void<text:s/></text:span><text:span text:style-name="T412">onActivityResult</text:span><text:span text:style-name="T413">(</text:span><text:span text:style-name="T414">int<text:s/></text:span><text:span text:style-name="T415">requestCode,<text:s/></text:span><text:span text:style-name="T416">int<text:s/></text:span><text:span text:style-name="T417">resultCode,<text:s/></text:span><text:span text:style-name="T418">@Nullable<text:s/></text:span><text:span text:style-name="T419">Intent<text:s/></text:span><text:span text:style-name="T420">data) {<text:line-break/><text:s text:c="8"/></text:span><text:span text:style-name="T421">super</text:span><text:span text:style-name="T422">.onActivityResult(requestCode, resultCode, data);<text:line-break/><text:line-break/><text:s text:c="8"/></text:span><text:span text:style-name="T423">if<text:s/></text:span><text:span text:style-name="T424">(requestCode ==<text:s/></text:span><text:span text:style-name="T425">SECOND_ACTIVITY_REQUEST_CODE</text:span><text:span text:style-name="T426">) {<text:line-break/><text:s text:c="12"/></text:span><text:span text:style-name="T427">if<text:s/></text:span><text:span text:style-name="T428">(resultCode ==<text:s/></text:span><text:span text:style-name="T429">RESULT_OK</text:span><text:span text:style-name="T430">) {<text:line-break/><text:s text:c="16"/></text:span><text:span text:style-name="T431">if<text:s/></text:span><text:span text:style-name="T432">(data !=<text:s/></text:span><text:span text:style-name="T433">null</text:span><text:span text:style-name="T434">) {<text:line-break/><text:s text:c="20"/></text:span><text:span text:style-name="T435">map</text:span><text:span text:style-name="T436">.put(</text:span><text:span text:style-name="T437">Intent</text:span><text:span text:style-name="T438">.</text:span><text:span text:style-name="T439">EXTRA_EMAIL</text:span><text:span text:style-name="T440">, data.getStringExtra(</text:span><text:span text:style-name="T441">Intent</text:span><text:span text:style-name="T442">.</text:span><text:span text:style-name="T443">EXTRA_EMAIL</text:span><text:span text:style-name="T444">));<text:line-break/><text:s text:c="20"/></text:span><text:span text:style-name="T445">map</text:span><text:span text:style-name="T446">.put(</text:span><text:span text:style-name="T447">Intent</text:span><text:span text:style-name="T448">.</text:span><text:span text:style-name="T449">EXTRA_SUBJECT</text:span><text:span text:style-name="T450">, data.getStringExtra(</text:span><text:span text:style-name="T451">Intent</text:span><text:span text:style-name="T452">.</text:span><text:span text:style-name="T453">EXTRA_SUBJECT</text:span><text:span text:style-name="T454">));<text:line-break/><text:s text:c="20"/></text:span><text:span text:style-name="T455">map</text:span><text:span text:style-name="T456">.put(</text:span><text:span text:style-name="T457">Intent</text:span><text:span text:style-name="T458">.</text:span><text:span text:style-name="T459">EXTRA_TEXT</text:span><text:span text:style-name="T460">, data.getStringExtra(</text:span><text:span text:style-name="T461">Intent</text:span><text:span text:style-name="T462">.</text:span><text:span text:style-name="T463">EXTRA_TEXT</text:span><text:span text:style-name="T464">));<text:line-break/><text:line-break/><text:s text:c="20"/></text:span><text:span text:style-name="T465">mEmailField</text:span><text:span text:style-name="T466">.setText(getString(</text:span><text:span text:style-name="T467">R</text:span><text:span text:style-name="T468">.</text:span><text:span text:style-name="T469">string</text:span><text:span text:style-name="T470">.</text:span><text:span text:style-name="T471">textview_to_text</text:span><text:span text:style-name="T472">,<text:s/></text:span><text:span text:style-name="T473">map</text:span><text:span text:style-name="T474">.get(</text:span><text:span text:style-name="T475">Intent</text:span><text:span text:style-name="T476">.</text:span><text:span text:style-name="T477">EXTRA_EMAIL</text:span><text:span text:style-name="T478">)));<text:line-break/><text:s text:c="20"/></text:span><text:span text:style-name="T479">mSubjectField</text:span><text:span text:style-name="T480">.setText(getString(</text:span><text:span text:style-name="T481">R</text:span><text:span text:style-name="T482">.</text:span><text:span text:style-name="T483">string</text:span><text:span text:style-name="T484">.</text:span><text:span text:style-name="T485">textview_subject_text</text:span><text:span text:style-name="T486">,<text:s/></text:span><text:span text:style-name="T487">map</text:span><text:span text:style-name="T488">.get(</text:span><text:span text:style-name="T489">Intent</text:span><text:span text:style-name="T490">.</text:span><text:span text:style-name="T491">EXTRA_SUBJECT</text:span><text:span text:style-name="T492">)));<text:line-break/><text:s text:c="20"/></text:span><text:span text:style-name="T493">mMessageField</text:span><text:span text:style-name="T494">.setText(getString(</text:span><text:span text:style-name="T495">R</text:span><text:span text:style-name="T496">.</text:span><text:span text:style-name="T497">string</text:span><text:span text:style-name="T498">.</text:span><text:span text:style-name="T499">textview_message_text</text:span><text:span text:style-name="T500">,<text:s/></text:span><text:span text:style-name="T501">map</text:span><text:span text:style-name="T502">.get(</text:span><text:span text:style-name="T503">Intent</text:span><text:span text:style-name="T504">.</text:span><text:span text:style-name="T505">EXTRA_TEXT</text:span><text:span text:style-name="T506">)));<text:line-break/><text:s text:c="16"/>}<text:line-break/><text:s text:c="12"/>}<text:s/></text:span><text:span text:style-name="T507">else<text:s/></text:span><text:span text:style-name="T508">{<text:line-break/><text:s text:c="16"/></text:span><text:span text:style-name="T509">Toast</text:span><text:span text:style-name="T510">.</text:span><text:span text:style-name="T511">makeText</text:span><text:span text:style-name="T512">(</text:span><text:span text:style-name="T513">this</text:span><text:span text:style-name="T514">,<text:s/></text:span><text:span text:style-name="T515">"Action cancelled!"</text:span><text:span text:style-name="T516">,<text:s/></text:span><text:span text:style-name="T517">Toast</text:span><text:span text:style-name="T518">.</text:span><text:span text:style-name="T519">LENGTH_SHORT</text:span><text:span text:style-name="T520">).show();<text:line-break/><text:s text:c="12"/>}<text:line-break/><text:s text:c="8"/>}</text:span><text:span text:style-name="T521">else if<text:s/></text:span><text:span text:style-name="T522">(requestCode ==<text:s/></text:span><text:span text:style-name="T523">REQUEST_IMAGE_CAPTURE<text:s/></text:span><text:span text:style-name="T524">&amp;&amp; resultCode ==<text:s/></text:span><text:span text:style-name="T525">RESULT_OK</text:span><text:span text:style-name="T526">) {<text:line-break/><text:line-break/><text:s text:c="12"/></text:span><text:span text:style-name="T527">Bundle extras<text:s/></text:span><text:span text:style-name="T528">= data.getExtras();<text:line-break/><text:s text:c="12"/></text:span><text:span text:style-name="T529">Bitmap imageBitmap<text:s/></text:span><text:span text:style-name="T530">= (</text:span><text:span text:style-name="T531">Bitmap</text:span><text:span text:style-name="T532">)<text:s/></text:span><text:span text:style-name="T533">extras</text:span><text:span text:style-name="T534">.get(</text:span><text:span text:style-name="T535">"data"</text:span><text:span text:style-name="T536">);<text:line-break/><text:s text:c="12"/></text:span><text:span text:style-name="T537">mImageView</text:span><text:span text:style-name="T538">.setImageBitmap(</text:span><text:span text:style-name="T539">imageBitmap</text:span><text:span text:style-name="T540">);<text:line-break/><text:line-break/><text:s text:c="12"/></text:span><text:span text:style-name="T541">File outputFile<text:s/></text:span><text:span text:style-name="T542">=<text:s/></text:span><text:span text:style-name="T543">new<text:s/></text:span><text:span text:style-name="T544">File(</text:span><text:span text:style-name="T545">Environment</text:span><text:span text:style-name="T546">.</text:span><text:span text:style-name="T547">getExternalStoragePublicDirectory</text:span><text:span text:style-name="T548">(</text:span><text:span text:style-name="T549">Environment</text:span><text:span text:style-name="T550">.</text:span><text:span text:style-name="T551">DIRECTORY_PICTURES</text:span><text:span text:style-name="T552">),<text:s/></text:span><text:span text:style-name="T553">"screenshot.png"</text:span><text:span text:style-name="T554">);<text:line-break/><text:s text:c="12"/></text:span><text:span text:style-name="T555">FileOutputStream<text:s/></text:span><text:span text:style-name="T556">fileOutputStream =<text:s/></text:span><text:span text:style-name="T557">null</text:span><text:span text:style-name="T558">;<text:line-break/><text:s text:c="12"/></text:span><text:span text:style-name="T559">try<text:s/></text:span><text:span text:style-name="T560">{<text:line-break/><text:s text:c="16"/>fileOutputStream =<text:s/></text:span><text:span text:style-name="T561">new<text:s/></text:span><text:span text:style-name="T562">FileOutputStream(</text:span><text:span text:style-name="T563">outputFile</text:span><text:span text:style-name="T564">);<text:line-break/><text:s text:c="16"/></text:span><text:span text:style-name="T565">imageBitmap</text:span><text:span text:style-name="T566">.compress(</text:span><text:span text:style-name="T567">Bitmap</text:span><text:span text:style-name="T568">.</text:span><text:span text:style-name="T569">CompressFormat</text:span><text:span text:style-name="T570">.</text:span><text:span text:style-name="T571">PNG</text:span><text:span text:style-name="T572">,<text:s/></text:span><text:span text:style-name="T573">100</text:span><text:span text:style-name="T574">, fileOutputStream);<text:line-break/><text:line-break/><text:s text:c="16"/></text:span><text:span text:style-name="T575">imageUri<text:s/></text:span><text:span text:style-name="T576">=<text:s/></text:span><text:span text:style-name="T577">Uri</text:span><text:span text:style-name="T578">.</text:span><text:span text:style-name="T579">fromFile</text:span><text:span text:style-name="T580">(</text:span><text:span text:style-name="T581">outputFile</text:span><text:span text:style-name="T582">);<text:line-break/><text:s text:c="16"/>fileOutputStream.flush();<text:line-break/><text:s text:c="16"/>fileOutputStream.close();<text:line-break/><text:s text:c="12"/>}<text:s/></text:span><text:span text:style-name="T583">catch<text:s/></text:span><text:span text:style-name="T584">(</text:span><text:span text:style-name="T585">IOException<text:s/></text:span><text:span text:style-name="T586">e) {<text:line-break/><text:s text:c="16"/>e.printStackTrace();<text:line-break/><text:s text:c="12"/>}<text:line-break/><text:s text:c="8"/>}<text:line-break/><text:s text:c="4"/>}<text:line-break/><text:line-break/>}</text:span></text:p>
      <text:p text:style-name="P13"><text:span text:style-name="T587">Файл SecondActivity.java</text:span></text:p>
      <text:p text:style-name="P14"><text:span text:style-name="T588">package<text:s/></text:span><text:span text:style-name="T589">ua.opu.activities</text:span><text:span text:style-name="T590">;<text:line-break/><text:line-break/></text:span><text:span text:style-name="T591">import<text:s/></text:span><text:span text:style-name="T592">android.content.Intent</text:span><text:span text:style-name="T593">;<text:line-break/></text:span><text:span text:style-name="T594">import<text:s/></text:span><text:span text:style-name="T595">android.os.Bundle</text:span><text:span text:style-name="T596">;<text:line-break/></text:span><text:span text:style-name="T597">import<text:s/></text:span><text:span text:style-name="T598">android.widget.Button</text:span><text:span text:style-name="T599">;<text:line-break/></text:span><text:span text:style-name="T600">import<text:s/></text:span><text:span text:style-name="T601">android.widget.EditText</text:span><text:span text:style-name="T602">;<text:line-break/><text:line-break/></text:span><text:span text:style-name="T603">import<text:s/></text:span><text:span text:style-name="T604">androidx.appcompat.app.AppCompatActivity</text:span><text:span text:style-name="T605">;<text:line-break/><text:line-break/></text:span><text:span text:style-name="T606">public class<text:s/></text:span><text:span text:style-name="T607">SecondActivity<text:s/></text:span><text:span text:style-name="T608">extends<text:s/></text:span><text:span text:style-name="T609">AppCompatActivity<text:s/></text:span><text:span text:style-name="T610">{<text:line-break/><text:s text:c="4"/></text:span><text:span text:style-name="T611">private<text:s/></text:span><text:span text:style-name="T612">EditText<text:s/></text:span><text:span text:style-name="T613">mEmailEditText</text:span><text:span text:style-name="T614">;<text:line-break/><text:s text:c="4"/></text:span><text:span text:style-name="T615">private<text:s/></text:span><text:span text:style-name="T616">EditText<text:s/></text:span><text:span text:style-name="T617">mSubjectEditText</text:span><text:span text:style-name="T618">;<text:line-break/><text:s text:c="4"/></text:span><text:span text:style-name="T619">private<text:s/></text:span><text:span text:style-name="T620">EditText<text:s/></text:span><text:span text:style-name="T621">mMessageEditText</text:span><text:span text:style-name="T622">;<text:line-break/><text:line-break/><text:s text:c="4"/></text:span><text:span text:style-name="T623">private<text:s/></text:span><text:span text:style-name="T624">Button<text:s/></text:span><text:span text:style-name="T625">mConfirmButton</text:span><text:span text:style-name="T626">;<text:line-break/><text:s text:c="4"/></text:span><text:span text:style-name="T627">private<text:s/></text:span><text:span text:style-name="T628">Button<text:s/></text:span><text:span text:style-name="T629">mCancelButton</text:span><text:span text:style-name="T630">;<text:line-break/><text:s text:c="4"/></text:span><text:span text:style-name="T631">@Override<text:line-break/><text:s text:c="4"/></text:span><text:span text:style-name="T632">protected void<text:s/></text:span><text:span text:style-name="T633">onCreate</text:span><text:span text:style-name="T634">(</text:span><text:span text:style-name="T635">Bundle<text:s/></text:span><text:span text:style-name="T636">savedInstanceState) {<text:line-break/><text:s text:c="8"/></text:span><text:span text:style-name="T637">super</text:span><text:span text:style-name="T638">.onCreate(savedInstanceState);<text:line-break/><text:s text:c="8"/>setContentView(</text:span><text:span text:style-name="T639">R</text:span><text:span text:style-name="T640">.</text:span><text:span text:style-name="T641">layout</text:span><text:span text:style-name="T642">.</text:span><text:span text:style-name="T643">activity_second</text:span><text:span text:style-name="T644">);<text:line-break/><text:line-break/><text:s text:c="8"/></text:span><text:span text:style-name="T645">mEmailEditText<text:s/></text:span><text:span text:style-name="T646">= findViewById(</text:span><text:span text:style-name="T647">R</text:span><text:span text:style-name="T648">.</text:span><text:span text:style-name="T649">id</text:span><text:span text:style-name="T650">.</text:span><text:span text:style-name="T651">email_et</text:span><text:span text:style-name="T652">);<text:line-break/><text:s text:c="8"/></text:span><text:span text:style-name="T653">mSubjectEditText<text:s/></text:span><text:span text:style-name="T654">= findViewById(</text:span><text:span text:style-name="T655">R</text:span><text:span text:style-name="T656">.</text:span><text:span text:style-name="T657">id</text:span><text:span text:style-name="T658">.</text:span><text:span text:style-name="T659">subject_et</text:span><text:span text:style-name="T660">);<text:line-break/><text:s text:c="8"/></text:span><text:span text:style-name="T661">mMessageEditText<text:s/></text:span><text:span text:style-name="T662">= findViewById(</text:span><text:span text:style-name="T663">R</text:span><text:span text:style-name="T664">.</text:span><text:span text:style-name="T665">id</text:span><text:span text:style-name="T666">.</text:span><text:span text:style-name="T667">message_et</text:span><text:span text:style-name="T668">);<text:line-break/><text:line-break/><text:s text:c="8"/></text:span><text:span text:style-name="T669">mConfirmButton<text:s/></text:span><text:span text:style-name="T670">= findViewById(</text:span><text:span text:style-name="T671">R</text:span><text:span text:style-name="T672">.</text:span><text:span text:style-name="T673">id</text:span><text:span text:style-name="T674">.</text:span><text:span text:style-name="T675">button_confirm</text:span><text:span text:style-name="T676">);<text:line-break/><text:s text:c="8"/></text:span><text:span text:style-name="T677">mConfirmButton</text:span><text:span text:style-name="T678">.setOnClickListener(v -&gt; {<text:line-break/><text:line-break/><text:s text:c="12"/></text:span><text:span text:style-name="T679">String email<text:s/></text:span><text:span text:style-name="T680">=<text:s/></text:span><text:span text:style-name="T681">mEmailEditText</text:span><text:span text:style-name="T682">.getText().toString();<text:line-break/><text:s text:c="12"/></text:span><text:span text:style-name="T683">String subject<text:s/></text:span><text:span text:style-name="T684">=<text:s/></text:span><text:span text:style-name="T685">mSubjectEditText</text:span><text:span text:style-name="T686">.getText().toString();<text:line-break/><text:s text:c="12"/></text:span><text:span text:style-name="T687">String message<text:s/></text:span><text:span text:style-name="T688">=<text:s/></text:span><text:span text:style-name="T689">mMessageEditText</text:span><text:span text:style-name="T690">.getText().toString();<text:line-break/><text:line-break/><text:s text:c="12"/></text:span><text:span text:style-name="T691">Intent i<text:s/></text:span><text:span text:style-name="T692">=<text:s/></text:span><text:span text:style-name="T693">new<text:s/></text:span><text:span text:style-name="T694">Intent();<text:line-break/><text:s text:c="12"/></text:span><text:span text:style-name="T695">i</text:span><text:span text:style-name="T696">.putExtra(</text:span><text:span text:style-name="T697">Intent</text:span><text:span text:style-name="T698">.</text:span><text:span text:style-name="T699">EXTRA_EMAIL</text:span><text:span text:style-name="T700">,<text:s/></text:span><text:span text:style-name="T701">email</text:span><text:span text:style-name="T702">);<text:line-break/><text:s text:c="12"/></text:span><text:span text:style-name="T703">i</text:span><text:span text:style-name="T704">.putExtra(</text:span><text:span text:style-name="T705">Intent</text:span><text:span text:style-name="T706">.</text:span><text:span text:style-name="T707">EXTRA_SUBJECT</text:span><text:span text:style-name="T708">,<text:s/></text:span><text:span text:style-name="T709">subject</text:span><text:span text:style-name="T710">);<text:line-break/><text:s text:c="12"/></text:span><text:span text:style-name="T711">i</text:span><text:span text:style-name="T712">.putExtra(</text:span><text:span text:style-name="T713">Intent</text:span><text:span text:style-name="T714">.</text:span><text:span text:style-name="T715">EXTRA_TEXT</text:span><text:span text:style-name="T716">,<text:s/></text:span><text:span text:style-name="T717">message</text:span><text:span text:style-name="T718">);<text:line-break/><text:line-break/><text:s text:c="12"/>setResult(</text:span><text:span text:style-name="T719">RESULT_OK</text:span><text:span text:style-name="T720">,<text:s/></text:span><text:span text:style-name="T721">i</text:span><text:span text:style-name="T722">);<text:line-break/><text:line-break/><text:s text:c="12"/>finish();<text:line-break/><text:s text:c="8"/>});<text:line-break/><text:line-break/><text:s text:c="8"/></text:span><text:span text:style-name="T723">mCancelButton<text:s/></text:span><text:span text:style-name="T724">= findViewById(</text:span><text:span text:style-name="T725">R</text:span><text:span text:style-name="T726">.</text:span><text:span text:style-name="T727">id</text:span><text:span text:style-name="T728">.</text:span><text:span text:style-name="T729">button_cancel</text:span><text:span text:style-name="T730">);<text:line-break/><text:s text:c="8"/></text:span><text:span text:style-name="T731">mCancelButton</text:span><text:span text:style-name="T732">.setOnClickListener(v -&gt; onBackPressed());<text:line-break/><text:s text:c="4"/>}<text:line-break/><text:line-break/><text:s text:c="4"/></text:span><text:span text:style-name="T733">@Override<text:line-break/><text:s text:c="4"/></text:span><text:span text:style-name="T734">public void<text:s/></text:span><text:span text:style-name="T735">onBackPressed</text:span><text:span text:style-name="T736">() {<text:line-break/><text:s text:c="8"/></text:span><text:span text:style-name="T737">super</text:span><text:span text:style-name="T738">.onBackPressed();<text:line-break/><text:s text:c="8"/>setResult(</text:span><text:span text:style-name="T739">RESULT_CANCELED</text:span><text:span text:style-name="T740">);<text:line-break/><text:s text:c="4"/>}<text:line-break/>}</text:span></text:p>
      <text:p text:style-name="P14"><text:span text:style-name="T741"/></text:p>
      <text:p text:style-name="P14"><text:span text:style-name="T741"/></text:p>
      <text:p text:style-name="P14"><text:span text:style-name="T741"/></text:p>
      <text:p text:style-name="P14"><text:span text:style-name="T741"/></text:p>
      <text:p text:style-name="P14"><text:span text:style-name="T741"/></text:p>
      <text:p text:style-name="P14"><text:span text:style-name="T741"/></text:p>
      <text:p text:style-name="P14"><text:span text:style-name="T741"/></text:p>
      <text:p text:style-name="P14"><text:span text:style-name="T741"/></text:p>
      <text:p text:style-name="P14"><text:span text:style-name="T741"/></text:p>
      <text:p text:style-name="P14"><text:span text:style-name="T741"/></text:p>
      <text:p text:style-name="P14"><text:span text:style-name="T741"/></text:p>
      <text:p text:style-name="P14"><text:span text:style-name="T741"/></text:p>
      <text:p text:style-name="P14"><text:span text:style-name="T741"/></text:p>
      <text:p text:style-name="P14"><text:span text:style-name="T741"/></text:p>
      <text:p text:style-name="P14"><text:span text:style-name="T741"/></text:p>
      <text:p text:style-name="P14"><text:span text:style-name="T742">Висновок</text:span></text:p>
      <text:p text:style-name="P15"><text:span text:style-name="T743">В ході виконання лабораторної роботи ми були ознайомлені з поняттям явних і неявних намірів, вивчили сценарії їх використання та створили додаток, з декількома Activity.</text:span><text:span text:style-name="T74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